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4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line draw:style-name="gr1" draw:text-style-name="P1" draw:layer="layout" svg:x1="1cm" svg:y1="6cm" svg:x2="27cm" svg:y2="6cm">
          <text:p/>
        </draw:line>
        <draw:line draw:style-name="gr1" draw:text-style-name="P1" draw:layer="layout" svg:x1="16.5cm" svg:y1="1.5cm" svg:x2="16.5cm" svg:y2="15.5cm">
          <text:p/>
        </draw:line>
        <draw:frame draw:style-name="gr2" draw:text-style-name="P2" draw:layer="layout" svg:width="2.005cm" svg:height="1.195cm" svg:x="2cm" svg:y="4cm">
          <draw:text-box>
            <text:p><text:span text:style-name="T1">TxB</text:span></text:p>
          </draw:text-box>
        </draw:frame>
        <draw:frame draw:style-name="gr2" draw:text-style-name="P2" draw:layer="layout" svg:width="2.005cm" svg:height="1.195cm" svg:x="12cm" svg:y="4cm">
          <draw:text-box>
            <text:p><text:span text:style-name="T1">TxE</text:span></text:p>
          </draw:text-box>
        </draw:frame>
        <draw:frame draw:style-name="gr2" draw:text-style-name="P4" draw:layer="layout" svg:width="4.6cm" svg:height="3.083cm" svg:x="5.7cm" svg:y="2.7cm">
          <draw:text-box>
            <text:p text:style-name="P3"><text:span text:style-name="T1">Journal</text:span></text:p>
            <text:p text:style-name="P3"><text:span text:style-name="T1">Contains</text:span></text:p>
            <text:p text:style-name="P3"><text:span text:style-name="T1">(metadata)</text:span></text:p>
          </draw:text-box>
        </draw:frame>
        <draw:frame draw:style-name="gr2" draw:text-style-name="P2" draw:layer="layout" svg:width="4.922cm" svg:height="1.195cm" svg:x="19cm" svg:y="2cm">
          <draw:text-box>
            <text:p><text:span text:style-name="T1">File System</text:span></text:p>
          </draw:text-box>
        </draw:frame>
        <draw:frame draw:style-name="gr2" draw:text-style-name="P2" draw:layer="layout" svg:width="4.033cm" svg:height="1.195cm" svg:x="17cm" svg:y="4cm">
          <draw:text-box>
            <text:p><text:span text:style-name="T1">Metadata</text:span></text:p>
          </draw:text-box>
        </draw:frame>
        <draw:frame draw:style-name="gr2" draw:text-style-name="P2" draw:layer="layout" svg:width="2.288cm" svg:height="1.195cm" svg:x="23cm" svg:y="4.001cm">
          <draw:text-box>
            <text:p><text:span text:style-name="T1">Data</text:span></text:p>
          </draw:text-box>
        </draw:frame>
        <draw:frame draw:style-name="gr2" draw:text-style-name="P2" draw:layer="layout" svg:width="2.475cm" svg:height="1.195cm" svg:x="1.8cm" svg:y="6cm">
          <draw:text-box>
            <text:p><text:span text:style-name="T1">issue</text:span></text:p>
          </draw:text-box>
        </draw:frame>
        <draw:frame draw:style-name="gr2" draw:text-style-name="P2" draw:layer="layout" svg:width="2.475cm" svg:height="1.195cm" svg:x="6.8cm" svg:y="6cm">
          <draw:text-box>
            <text:p><text:span text:style-name="T1">issue</text:span></text:p>
          </draw:text-box>
        </draw:frame>
        <draw:frame draw:style-name="gr2" draw:text-style-name="P2" draw:layer="layout" svg:width="2.475cm" svg:height="1.195cm" svg:x="23cm" svg:y="6.001cm">
          <draw:text-box>
            <text:p><text:span text:style-name="T1">issue</text:span></text:p>
          </draw:text-box>
        </draw:frame>
        <draw:frame draw:style-name="gr2" draw:text-style-name="P2" draw:layer="layout" svg:width="3.935cm" svg:height="1.195cm" svg:x="22.4cm" svg:y="7cm">
          <draw:text-box>
            <text:p><text:span text:style-name="T1">complete</text:span></text:p>
          </draw:text-box>
        </draw:frame>
        <draw:frame draw:style-name="gr2" draw:text-style-name="P2" draw:layer="layout" svg:width="3.935cm" svg:height="1.195cm" svg:x="1cm" svg:y="8cm">
          <draw:text-box>
            <text:p><text:span text:style-name="T1">complete</text:span></text:p>
          </draw:text-box>
        </draw:frame>
        <draw:frame draw:style-name="gr2" draw:text-style-name="P2" draw:layer="layout" svg:width="3.935cm" svg:height="1.195cm" svg:x="6cm" svg:y="9cm">
          <draw:text-box>
            <text:p><text:span text:style-name="T1">complete</text:span></text:p>
          </draw:text-box>
        </draw:frame>
        <draw:frame draw:style-name="gr2" draw:text-style-name="P2" draw:layer="layout" svg:width="3.935cm" svg:height="1.195cm" svg:x="11cm" svg:y="11cm">
          <draw:text-box>
            <text:p><text:span text:style-name="T1">complete</text:span></text:p>
          </draw:text-box>
        </draw:frame>
        <draw:frame draw:style-name="gr2" draw:text-style-name="P2" draw:layer="layout" svg:width="2.475cm" svg:height="1.195cm" svg:x="11.7cm" svg:y="10cm">
          <draw:text-box>
            <text:p><text:span text:style-name="T1">issue</text:span></text:p>
          </draw:text-box>
        </draw:frame>
        <draw:frame draw:style-name="gr2" draw:text-style-name="P2" draw:layer="layout" svg:width="2.475cm" svg:height="1.195cm" svg:x="17.8cm" svg:y="12cm">
          <draw:text-box>
            <text:p><text:span text:style-name="T1">issue</text:span></text:p>
          </draw:text-box>
        </draw:frame>
        <draw:frame draw:style-name="gr2" draw:text-style-name="P2" draw:layer="layout" svg:width="3.935cm" svg:height="1.195cm" svg:x="17.1cm" svg:y="13cm">
          <draw:text-box>
            <text:p><text:span text:style-name="T1">complete</text:span></text:p>
          </draw:text-box>
        </draw:frame>
        <draw:line draw:style-name="gr3" draw:text-style-name="P1" draw:layer="layout" svg:x1="1cm" svg:y1="10.2cm" svg:x2="27cm" svg:y2="10.2cm">
          <text:p/>
        </draw:line>
        <draw:line draw:style-name="gr3" draw:text-style-name="P1" draw:layer="layout" svg:x1="1cm" svg:y1="12.2cm" svg:x2="27cm" svg:y2="12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20:34:09.965627688</meta:creation-date>
    <dc:date>2017-01-09T20:50:42.137785474</dc:date>
    <meta:editing-duration>PT5M50S</meta:editing-duration>
    <meta:editing-cycles>1</meta:editing-cycles>
    <meta:document-statistic meta:object-count="43"/>
    <meta:generator>LibreOffice/5.1.4.2$Linux_X86_64 LibreOffice_project/10m0$Build-2</meta:generator>
  </office:meta>
</office:document-meta>
</file>